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FF0000" fo:font-size="36pt" style:font-size-asian="36pt" style:font-size-complex="3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T4" style:parent-style-name="Policepardéfaut" style:family="text">
      <style:text-properties fo:font-size="18pt" style:font-size-asian="18pt" style:font-size-complex="18pt"/>
    </style:style>
    <style:style style:name="T5" style:parent-style-name="Policepardéfaut" style:family="text">
      <style:text-properties style:font-name="Arial" style:font-name-asian="Arial" style:font-name-complex="Arial" fo:font-style="italic" style:font-style-asian="italic" style:font-style-complex="italic" fo:color="#5D6263" fo:font-size="18pt" style:font-size-asian="18pt" style:font-size-complex="18pt"/>
    </style:style>
    <style:style style:name="T6" style:parent-style-name="Policepardéfaut" style:family="text">
      <style:text-properties style:font-name="Comic Sans MS" style:font-name-asian="Comic Sans MS" style:font-name-complex="Comic Sans MS" fo:font-weight="bold" style:font-weight-asian="bold" style:font-weight-complex="bold" fo:font-style="italic" style:font-style-asian="italic" style:font-style-complex="italic" fo:color="#000000" fo:font-size="18pt" style:font-size-asian="18pt" style:font-size-complex="18pt"/>
    </style:style>
    <style:style style:name="T7" style:parent-style-name="Policepardéfaut" style:family="text">
      <style:text-properties style:font-name="Comic Sans MS" style:font-name-asian="Comic Sans MS" style:font-name-complex="Comic Sans MS" fo:font-weight="bold" style:font-weight-asian="bold" style:font-weight-complex="bold" fo:color="#000000" fo:font-size="10.5pt" style:font-size-asian="10.5pt" style:font-size-complex="10.5pt"/>
    </style:style>
    <style:style style:name="P8" style:parent-style-name="Normal" style:family="paragraph">
      <style:text-properties style:font-name="Comic Sans MS" style:font-name-asian="Comic Sans MS" style:font-name-complex="Comic Sans MS" fo:font-weight="bold" style:font-weight-asian="bold" style:font-weight-complex="bold" fo:color="#000000" fo:font-size="10.5pt" style:font-size-asian="10.5pt" style:font-size-complex="10.5pt"/>
    </style:style>
    <style:style style:name="T9" style:parent-style-name="Policepardéfaut" style:family="text">
      <style:text-properties style:font-name="Comic Sans MS" style:font-name-asian="Comic Sans MS" style:font-name-complex="Comic Sans MS" fo:font-weight="bold" style:font-weight-asian="bold" style:font-weight-complex="bold" fo:color="#000000" fo:font-size="10.5pt" style:font-size-asian="10.5pt" style:font-size-complex="10.5pt"/>
    </style:style>
    <style:style style:name="T10" style:parent-style-name="Policepardéfaut" style:family="text">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1"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2"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3"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4"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5"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6"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7"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8"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19"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20"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21"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T22" style:parent-style-name="Policepardéfaut" style:family="text">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P23"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T24" style:parent-style-name="Policepardéfaut" style:family="text">
      <style:text-properties style:font-name="Arial" style:font-name-asian="Arial" style:font-name-complex="Arial" fo:font-weight="bold" style:font-weight-asian="bold" style:font-weight-complex="bold" fo:text-transform="uppercase" fo:color="#A22728" fo:font-size="15pt" style:font-size-asian="15pt" style:font-size-complex="15pt"/>
    </style:style>
    <style:style style:name="P25" style:parent-style-name="Normal" style:family="paragraph">
      <style:paragraph-properties fo:line-height="0.2812in"/>
    </style:style>
    <style:style style:name="T26" style:parent-style-name="Policepardéfaut" style:family="text">
      <style:text-properties style:font-name="Arial" style:font-name-asian="Arial" style:font-name-complex="Arial" fo:color="#2D2D2D" fo:font-size="12pt" style:font-size-asian="12pt" style:font-size-complex="12pt"/>
    </style:style>
    <style:style style:name="T27" style:parent-style-name="Policepardéfaut" style:family="text">
      <style:text-properties style:font-name="Arial" style:font-name-asian="Arial" style:font-name-complex="Arial" fo:font-weight="bold" style:font-weight-asian="bold" style:font-weight-complex="bold" fo:color="#2D2D2D" fo:font-size="12pt" style:font-size-asian="12pt" style:font-size-complex="12pt"/>
    </style:style>
    <style:style style:name="T28" style:parent-style-name="Policepardéfaut" style:family="text">
      <style:text-properties style:font-name="Arial" style:font-name-asian="Arial" style:font-name-complex="Arial" fo:color="#2D2D2D" fo:font-size="12pt" style:font-size-asian="12pt" style:font-size-complex="12pt"/>
    </style:style>
    <style:style style:name="T29" style:parent-style-name="Policepardéfaut" style:family="text">
      <style:text-properties style:font-name="Arial" style:font-name-asian="Arial" style:font-name-complex="Arial" fo:font-weight="bold" style:font-weight-asian="bold" style:font-weight-complex="bold" fo:text-transform="uppercase" fo:color="#A22728" fo:font-size="15pt" style:font-size-asian="15pt" style:font-size-complex="15pt"/>
    </style:style>
    <style:style style:name="P30" style:parent-style-name="Normal" style:family="paragraph">
      <style:paragraph-properties fo:line-height="0.2812in"/>
    </style:style>
    <style:style style:name="T31" style:parent-style-name="Policepardéfaut" style:family="text">
      <style:text-properties style:font-name="Arial" style:font-name-asian="Arial" style:font-name-complex="Arial" fo:color="#2D2D2D" fo:font-size="12pt" style:font-size-asian="12pt" style:font-size-complex="12pt"/>
    </style:style>
    <style:style style:name="T32" style:parent-style-name="Policepardéfaut" style:family="text">
      <style:text-properties style:font-name="Arial" style:font-name-asian="Arial" style:font-name-complex="Arial" fo:font-weight="bold" style:font-weight-asian="bold" style:font-weight-complex="bold" fo:color="#2D2D2D" fo:font-size="12pt" style:font-size-asian="12pt" style:font-size-complex="12pt"/>
    </style:style>
    <style:style style:name="T33" style:parent-style-name="Policepardéfaut" style:family="text">
      <style:text-properties style:font-name="Arial" style:font-name-asian="Arial" style:font-name-complex="Arial" fo:color="#2D2D2D" fo:font-size="12pt" style:font-size-asian="12pt" style:font-size-complex="12pt"/>
    </style:style>
    <style:style style:name="T34" style:parent-style-name="Policepardéfaut" style:family="text">
      <style:text-properties style:font-name="Arial" style:font-name-asian="Arial" style:font-name-complex="Arial" fo:font-weight="bold" style:font-weight-asian="bold" style:font-weight-complex="bold" fo:color="#2D2D2D" fo:font-size="12pt" style:font-size-asian="12pt" style:font-size-complex="12pt"/>
    </style:style>
    <style:style style:name="T35" style:parent-style-name="Policepardéfaut" style:family="text">
      <style:text-properties style:font-name="Arial" style:font-name-asian="Arial" style:font-name-complex="Arial" fo:color="#2D2D2D" fo:font-size="12pt" style:font-size-asian="12pt" style:font-size-complex="12pt"/>
    </style:style>
    <style:style style:name="P36" style:parent-style-name="Normal" style:family="paragraph">
      <style:text-properties style:font-name="Comic Sans MS" style:font-name-asian="Comic Sans MS" style:font-name-complex="Comic Sans MS" fo:font-weight="bold" style:font-weight-asian="bold" style:font-weight-complex="bold" fo:color="#000000" fo:font-size="22.5pt" style:font-size-asian="22.5pt" style:font-size-complex="22.5pt"/>
    </style:style>
    <style:style style:name="P37" style:parent-style-name="Normal" style:family="paragraph">
      <style:paragraph-properties fo:text-align="center"/>
      <style:text-properties fo:font-weight="bold" style:font-weight-asian="bold" style:font-weight-complex="bold" fo:color="#FF0000" fo:font-size="36pt" style:font-size-asian="36pt" style:font-size-complex="36pt" style:text-underline-type="single" style:text-underline-style="solid" style:text-underline-width="auto" style:text-underline-mode="continuous"/>
    </style:style>
    <style:style style:name="P38" style:parent-style-name="Normal" style:family="paragraph">
      <style:paragraph-properties fo:text-align="center"/>
      <style:text-properties style:font-name="Comic Sans MS" style:font-name-asian="Comic Sans MS" style:font-name-complex="Comic Sans MS" fo:font-weight="bold" style:font-weight-asian="bold" style:font-weight-complex="bold" fo:color="#000000" fo:font-size="12pt" style:font-size-asian="12pt" style:font-size-complex="12pt"/>
    </style:style>
    <style:style style:name="T39" style:parent-style-name="Policepardéfaut" style:family="text">
      <style:text-properties style:font-name="Comic Sans MS" style:font-name-asian="Comic Sans MS" style:font-name-complex="Comic Sans MS" fo:font-weight="bold" style:font-weight-asian="bold" style:font-weight-complex="bold" fo:color="#071D2B" fo:font-size="30pt" style:font-size-asian="30pt" style:font-size-complex="30pt"/>
    </style:style>
    <style:style style:name="T40" style:parent-style-name="Policepardéfaut" style:family="text">
      <style:text-properties style:font-name="Comic Sans MS" style:font-name-asian="Comic Sans MS" style:font-name-complex="Comic Sans MS" fo:color="#21455C" fo:font-size="13.5pt" style:font-size-asian="13.5pt" style:font-size-complex="13.5pt"/>
    </style:style>
    <style:style style:name="T41" style:parent-style-name="Policepardéfaut" style:family="text">
      <style:text-properties style:font-name="Comic Sans MS" style:font-name-asian="Comic Sans MS" style:font-name-complex="Comic Sans MS" fo:color="#21455C" fo:font-size="13.5pt" style:font-size-asian="13.5pt" style:font-size-complex="13.5pt"/>
    </style:style>
    <style:style style:name="P42" style:parent-style-name="Normal" style:family="paragraph">
      <style:text-properties style:font-name="Comic Sans MS" style:font-name-asian="Comic Sans MS" style:font-name-complex="Comic Sans MS" fo:font-weight="bold" style:font-weight-asian="bold" style:font-weight-complex="bold" fo:color="#000000" fo:font-size="26pt" style:font-size-asian="26pt" style:font-size-complex="26pt"/>
    </style:style>
    <style:style style:name="T43" style:parent-style-name="Policepardéfaut" style:family="text">
      <style:text-properties style:font-name="Comic Sans MS" style:font-name-asian="Comic Sans MS" style:font-name-complex="Comic Sans MS" fo:color="#21455C" fo:font-size="13.5pt" style:font-size-asian="13.5pt" style:font-size-complex="13.5pt"/>
    </style:style>
    <style:style style:name="T44" style:parent-style-name="Lienhypertexte" style:family="text">
      <style:text-properties style:font-name="Comic Sans MS" style:font-name-asian="Comic Sans MS" style:font-name-complex="Comic Sans MS" fo:font-size="13.5pt" style:font-size-asian="13.5pt" style:font-size-complex="13.5pt"/>
    </style:style>
    <style:style style:name="T45" style:parent-style-name="Policepardéfaut" style:family="text">
      <style:text-properties style:font-name="Comic Sans MS" style:font-name-asian="Comic Sans MS" style:font-name-complex="Comic Sans MS" fo:color="#21455C" fo:font-size="13.5pt" style:font-size-asian="13.5pt" style:font-size-complex="13.5pt"/>
    </style:style>
    <style:style style:name="T46" style:parent-style-name="Policepardéfaut" style:family="text">
      <style:text-properties style:font-name="Comic Sans MS" style:font-name-asian="Comic Sans MS" style:font-name-complex="Comic Sans MS" fo:font-weight="bold" style:font-weight-asian="bold" style:font-weight-complex="bold" fo:font-size="13.5pt" style:font-size-asian="13.5pt" style:font-size-complex="13.5pt"/>
    </style:style>
    <style:style style:name="T47" style:parent-style-name="Policepardéfaut" style:family="text">
      <style:text-properties style:font-name="Comic Sans MS" style:font-name-asian="Comic Sans MS" style:font-name-complex="Comic Sans MS" fo:color="#21455C" fo:font-size="13.5pt" style:font-size-asian="13.5pt" style:font-size-complex="13.5pt"/>
    </style:style>
    <style:style style:name="P48" style:parent-style-name="Normal" style:family="paragraph">
      <style:text-properties style:font-name="Comic Sans MS" style:font-name-asian="Comic Sans MS" style:font-name-complex="Comic Sans MS" fo:font-weight="bold" style:font-weight-asian="bold" style:font-weight-complex="bold" fo:color="#000000" fo:font-size="12pt" style:font-size-asian="12pt" style:font-size-complex="12pt" style:text-underline-type="single" style:text-underline-style="solid" style:text-underline-width="auto" style:text-underline-mode="continuous"/>
    </style:style>
  </office:automatic-styles>
  <office:body>
    <office:text text:use-soft-page-breaks="true">
      <text:p text:style-name="P1">PRESENTATION</text:p>
      <text:p text:style-name="P2"/>
      <text:p text:style-name="P3">Tout d’abord c’est quoi le HACKING ?</text:p>
      <text:p text:style-name="Normal"><text:span text:style-name="T4">-</text:span><text:span text:style-name="T5"><text:s/></text:span><text:span text:style-name="T6">Le hacking<text:s/></text:span><text:span text:style-name="T7">consiste en l’accès non autorisé à un système informatique.<text:s/></text:span></text:p>
      <text:p text:style-name="P8">Cette pratique désigne le fait de s'introduire dans le système informatique de quelqu'un à son insu, sans disposer de l'habilitation requise. <text:s/></text:p>
      <text:p text:style-name="Normal"><text:span text:style-name="T9">Il existe un<text:s/></text:span><text:span text:style-name="T10">ensemble de techniques informatiques, visant à attaquer un réseau, un site, etc.<text:s/></text:span></text:p>
      <text:p text:style-name="P11">Ces attaques sont diverses.<text:s/></text:p>
      <text:p text:style-name="P12">On y retrouve :<text:s/></text:p>
      <text:p text:style-name="P13">-L'envoi de "bombes" logicielles.<text:s/></text:p>
      <text:p text:style-name="P14">-L'envoi et la recherche de chevaux de Troie.<text:s/></text:p>
      <text:p text:style-name="P15">-La recherche de trous de sécurité.<text:s/></text:p>
      <text:p text:style-name="P16">-Le détournement d'identité.<text:s/></text:p>
      <text:p text:style-name="P17">-La surcharge provoquée d'un système d'information (Flooding de Yahoo, eBay...).<text:s/></text:p>
      <text:p text:style-name="P18">-Changement des droits utilisateur d'un ordinateur.<text:s/></text:p>
      <text:p text:style-name="P19">-La provocation d'erreurs non gérées. Etc.</text:p>
      <text:p text:style-name="P20">- Les attaques peuvent être locales (sur le même ordinateur, voir sur le même réseau) ou distantes (sur internet, par télécommunication).</text:p>
      <text:p text:style-name="P21"/>
      <text:p text:style-name="Normal"><text:span text:style-name="T22">EXEMPLE DE HACKER CONNU :<text:s/></text:span></text:p>
      <text:p text:style-name="P23"/>
      <text:h text:style-name="Titre2" text:outline-level="2"><text:span text:style-name="T24">GARY MCKINNON</text:span></text:h>
      <text:p text:style-name="P25"><text:span text:style-name="T26">Ce pirate informatique britannique est considéré comme le hacker qui a réussi le "plus grand piratage informatique militaire de tous les temps".<text:s/></text:span><text:span text:style-name="T27">Il est en effet accusé d'avoir infiltré 97 ordinateurs appartenant à l'US Army et à la NASA</text:span><text:span text:style-name="T28"><text:s/>entre 2001 et 2002. Sa raison ? Vouloir établir l'existence de vaisseaux spatiaux d'origine extraterrestre. Les dommages causés sont évalués entre 700 000 et 800 000 dollars.</text:span></text:p>
      <text:p text:style-name="Normal"><text:line-break/></text:p>
      <text:h text:style-name="Titre2" text:outline-level="2"><text:span text:style-name="T29">KEVIN MITNICK</text:span></text:h>
      <text:p text:style-name="P30"><text:span text:style-name="T31">Se faisant appeler "Le Condor",<text:s/></text:span><text:span text:style-name="T32">ce pirate informatique a réussi à accéder à la base de données des clients de Pacific Bell</text:span><text:span text:style-name="T33">, mais également aux systèmes de Motorola, Nokia et du Pentagone. Il est ensuite placé en centre de détention pour mineur pour s'être connecté à l'ARPAnet et avoir obtenu un accès illégal à tous les fichiers du département de la Défense américaine.<text:s/></text:span><text:span text:style-name="T34">En 1987, il est de nouveau arrêté par la police pour utilisation illégale de numéros de cartes de crédits téléphoniques</text:span><text:span text:style-name="T35">. Enfin, il tente de s'introduire dans le laboratoire de recherche de Digital Equipment Corporation afin d'obtenir le code source de leur système d'exploitation VMS. Il est arrêté par le FBI et purge alors un an de prison.</text:span></text:p>
      <text:p text:style-name="P36"/>
      <text:p text:style-name="P37">HISTORIQUE DU HACKING</text:p>
      <text:p text:style-name="P38"/>
      <text:h text:style-name="Titre2" text:outline-level="2"><text:span text:style-name="T39">Quelle est l’origine du hacking ?</text:span></text:h>
      <text:p text:style-name="Normal"/>
      <text:p text:style-name="Normal"><text:span text:style-name="T40">La philosophie du hacking remonte bien avant l’invention de l’ordinateur. Le désir d’expérimenter, de manipuler et de déformer un objet pour en éprouver les limites et parfois démontrer comment il peut être brisé fait partie intégrante de l’expérience humaine.</text:span></text:p>
      <text:p text:style-name="Normal"><text:span text:style-name="T41">Lorsque l’ordinateur a fait son apparition, il était tout naturel qu’il ne soit pas simplement considéré comment un objet du quotidien, mais aussi comme un défi à relever, voire un terrain de jeu.</text:span></text:p>
      <text:p text:style-name="P42">Histoire du hacking<text:s/></text:p>
      <text:p text:style-name="Normal"><text:span text:style-name="T43">Le terme de<text:s/></text:span><text:a xlink:href="https://www.newyorker.com/tech/annals-of-technology/a-short-history-of-hack" office:target-frame-name="_top" xlink:show="replace"><text:span text:style-name="T44">« hacking » en lien avec la technologie est apparu</text:span></text:a><text:span text:style-name="T45"><text:s/>dans les années cinquante au MIT, et était utilisé par les membres du Tech Model Railroad Club pour désigner un<text:s/></text:span><text:span text:style-name="T46">processus permettant de résoudre de façon créative et innovante un problème technique</text:span><text:span text:style-name="T47">.</text:span></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Calibri Light" style:font-name-asian="MS Gothic"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YVORET</meta:initial-creator>
    <dc:creator>Utilisateur invité</dc:creator>
    <meta:creation-date>2022-01-12T13:50:00Z</meta:creation-date>
    <dc:date>2022-01-12T13:50:00Z</dc:date>
    <meta:template xlink:href="Normal.dotm" xlink:type="simple"/>
    <meta:editing-cycles>1</meta:editing-cycles>
    <meta:editing-duration>PT0S</meta:editing-duration>
    <meta:document-statistic meta:page-count="1" meta:paragraph-count="5" meta:word-count="454" meta:character-count="2950" meta:row-count="20" meta:non-whitespace-character-count="2501"/>
  </office:meta>
</office:document-meta>
</file>